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A0000012732B77F1CB13BBE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75cm"/>
    </style:style>
    <style:style style:name="gr2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5.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4cm" svg:height="4cm" svg:x="3.1cm" svg:y="2.6cm">
          <draw:text-box>
            <text:p text:style-name="P1">Cristiano Ronaldo</text:p>
            <text:p text:style-name="P1"/>
            <text:p text:style-name="P1"/>
            <text:p text:style-name="P1"/>
            <text:p text:style-name="P1"/>
          </draw:text-box>
        </draw:frame>
        <draw:frame draw:style-name="gr2" draw:text-style-name="P1" draw:layer="layout" svg:width="6.4cm" svg:height="7.551cm" svg:x="6.9cm" svg:y="3.849cm">
          <draw:image xlink:href="Pictures/10000000000000FA0000012732B77F1CB13BBE7B.png" xlink:type="simple" xlink:show="embed" xlink:actuate="onLoad">
            <text:p/>
          </draw:image>
        </draw:frame>
        <draw:frame draw:style-name="gr3" draw:text-style-name="P3" draw:layer="layout" svg:width="18.3cm" svg:height="15.4cm" svg:x="1.7cm" svg:y="13.3cm">
          <draw:text-box>
            <text:p>One of the best football players in the world was boring in 5 februari 1985 in Funchal, Maderia ………</text:p>
            <text:p/>
            <text:p>2002 </text:p>
            <text:p>……… <text:s text:c="37"/>+<text:span text:style-name="T1">picture</text:span></text:p>
            <text:p>…….</text:p>
            <text:p/>
            <text:p/>
            <text:p>2003 </text:p>
            <text:p>……..</text:p>
            <text:p>……. <text:s text:c="25"/>+picture</text:p>
            <text:p/>
            <text:p/>
            <text:p>Ect..</text:p>
            <text:p/>
            <text:p/>
            <text:p/>
            <text:p/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3T15:05:30.385000000</meta:creation-date>
    <dc:date>2021-10-13T17:54:20.419000000</dc:date>
    <meta:editing-duration>PT2M4S</meta:editing-duration>
    <meta:editing-cycles>1</meta:editing-cycles>
    <meta:document-statistic meta:object-count="3"/>
    <meta:generator>LibreOffice/6.0.2.1$Windows_x86 LibreOffice_project/f7f06a8f319e4b62f9bc5095aa112a65d2f3ac89</meta:generator>
  </office:meta>
</office:document-meta>
</file>